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5b3f" officeooo:paragraph-rsid="001a5b3f"/>
    </style:style>
    <style:style style:name="P2" style:family="paragraph" style:parent-style-name="Text_20_body">
      <style:text-properties officeooo:paragraph-rsid="001a5b3f"/>
    </style:style>
    <style:style style:name="P3" style:family="paragraph" style:parent-style-name="Text_20_body">
      <style:text-properties officeooo:paragraph-rsid="001a7288"/>
    </style:style>
    <style:style style:name="P4" style:family="paragraph" style:parent-style-name="Text_20_body">
      <style:text-properties officeooo:paragraph-rsid="001dd210"/>
    </style:style>
    <style:style style:name="P5" style:family="paragraph" style:parent-style-name="Text_20_body">
      <style:text-properties officeooo:rsid="001e2c6e" officeooo:paragraph-rsid="001e2c6e"/>
    </style:style>
    <style:style style:name="P6" style:family="paragraph" style:parent-style-name="Text_20_body">
      <style:text-properties officeooo:rsid="001f4503" officeooo:paragraph-rsid="001f4503"/>
    </style:style>
    <style:style style:name="P7" style:family="paragraph" style:parent-style-name="Text_20_body">
      <style:text-properties officeooo:paragraph-rsid="00229d6e"/>
    </style:style>
    <style:style style:name="P8" style:family="paragraph" style:parent-style-name="Text_20_body">
      <style:text-properties officeooo:rsid="002489e9" officeooo:paragraph-rsid="002489e9"/>
    </style:style>
    <style:style style:name="P9" style:family="paragraph" style:parent-style-name="Text_20_body">
      <style:text-properties officeooo:paragraph-rsid="00251349"/>
    </style:style>
    <style:style style:name="P10" style:family="paragraph" style:parent-style-name="Text_20_body">
      <style:text-properties officeooo:paragraph-rsid="0026d671"/>
    </style:style>
    <style:style style:name="P11" style:family="paragraph" style:parent-style-name="Text_20_body">
      <style:text-properties officeooo:paragraph-rsid="0028377e"/>
    </style:style>
    <style:style style:name="P12" style:family="paragraph" style:parent-style-name="Text_20_body">
      <style:text-properties officeooo:paragraph-rsid="0029ecb8"/>
    </style:style>
    <style:style style:name="P13" style:family="paragraph" style:parent-style-name="Text_20_body">
      <style:text-properties officeooo:rsid="002ff43a" officeooo:paragraph-rsid="002ff43a"/>
    </style:style>
    <style:style style:name="P14" style:family="paragraph" style:parent-style-name="Text_20_body">
      <style:text-properties officeooo:paragraph-rsid="002ff43a"/>
    </style:style>
    <style:style style:name="P15"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style:style>
    <style:style style:name="P16" style:family="paragraph" style:parent-style-name="Text_20_body">
      <style:paragraph-properties fo:margin-left="0cm" fo:margin-right="0cm" fo:margin-top="0.201cm" fo:margin-bottom="0.201cm" loext:contextual-spacing="false" fo:line-height="100%" fo:text-indent="0cm" style:auto-text-indent="false"/>
      <style:text-properties officeooo:rsid="001a5b3f" officeooo:paragraph-rsid="002d41c3"/>
    </style:style>
    <style:style style:name="P17" style:family="paragraph" style:parent-style-name="Title">
      <style:text-properties officeooo:rsid="001a5b3f" officeooo:paragraph-rsid="001a5b3f"/>
    </style:style>
    <style:style style:name="P18" style:family="paragraph" style:parent-style-name="Heading_20_2">
      <style:text-properties officeooo:paragraph-rsid="001e0ca8"/>
    </style:style>
    <style:style style:name="P19" style:family="paragraph" style:parent-style-name="Text_20_body">
      <style:text-properties officeooo:rsid="001a7288" officeooo:paragraph-rsid="001a7288"/>
    </style:style>
    <style:style style:name="P20" style:family="paragraph" style:parent-style-name="Text_20_body">
      <style:text-properties officeooo:rsid="001e2c6e" officeooo:paragraph-rsid="001e2c6e"/>
    </style:style>
    <style:style style:name="P21" style:family="paragraph" style:parent-style-name="Text_20_body" style:list-style-name="L1">
      <style:text-properties officeooo:rsid="002489e9" officeooo:paragraph-rsid="002489e9"/>
    </style:style>
    <style:style style:name="P22" style:family="paragraph" style:parent-style-name="Text_20_body">
      <style:text-properties officeooo:rsid="0026d671" officeooo:paragraph-rsid="0026d671"/>
    </style:style>
    <style:style style:name="P23" style:family="paragraph" style:parent-style-name="Text_20_body">
      <style:text-properties officeooo:paragraph-rsid="00229d6e"/>
    </style:style>
    <style:style style:name="P24" style:family="paragraph" style:parent-style-name="Text_20_body">
      <style:text-properties fo:font-weight="bold" officeooo:paragraph-rsid="00229d6e" style:font-weight-asian="bold" style:font-weight-complex="bold"/>
    </style:style>
    <style:style style:name="P25" style:family="paragraph" style:parent-style-name="Text_20_body">
      <style:text-properties officeooo:paragraph-rsid="00318d69"/>
    </style:style>
    <style:style style:name="P26" style:family="paragraph" style:parent-style-name="Text_20_body" style:list-style-name="L2">
      <style:text-properties officeooo:paragraph-rsid="00229d6e"/>
    </style:style>
    <style:style style:name="P27" style:family="paragraph" style:parent-style-name="Text_20_body" style:list-style-name="L3">
      <style:text-properties officeooo:paragraph-rsid="00229d6e"/>
    </style:style>
    <style:style style:name="P28" style:family="paragraph" style:parent-style-name="Text_20_body">
      <style:text-properties officeooo:paragraph-rsid="00337466"/>
    </style:style>
    <style:style style:name="P29" style:family="paragraph" style:parent-style-name="Text_20_body">
      <style:text-properties officeooo:rsid="00232142" officeooo:paragraph-rsid="00232142"/>
    </style:style>
    <style:style style:name="T1" style:family="text">
      <style:text-properties officeooo:rsid="001a5b3f"/>
    </style:style>
    <style:style style:name="T2" style:family="text">
      <style:text-properties officeooo:rsid="001a7288"/>
    </style:style>
    <style:style style:name="T3" style:family="text">
      <style:text-properties officeooo:rsid="001bf646"/>
    </style:style>
    <style:style style:name="T4" style:family="text">
      <style:text-properties officeooo:rsid="001dd210"/>
    </style:style>
    <style:style style:name="T5" style:family="text">
      <style:text-properties officeooo:rsid="001e0068"/>
    </style:style>
    <style:style style:name="T6" style:family="text">
      <style:text-properties officeooo:rsid="001e0ca8"/>
    </style:style>
    <style:style style:name="T7" style:family="text">
      <style:text-properties style:font-name="Liberation Sans" fo:font-size="16.1000003814697pt" fo:font-weight="bold" officeooo:rsid="001e0ca8" style:font-name-asian="Noto Sans CJK SC" style:font-size-asian="16.1000003814697pt" style:font-weight-asian="bold" style:font-name-complex="Lohit Devanagari" style:font-size-complex="16.1000003814697pt" style:font-weight-complex="bold"/>
    </style:style>
    <style:style style:name="T8" style:family="text">
      <style:text-properties officeooo:rsid="001e2c6e"/>
    </style:style>
    <style:style style:name="T9" style:family="text">
      <style:text-properties officeooo:rsid="00213b52"/>
    </style:style>
    <style:style style:name="T10" style:family="text">
      <style:text-properties officeooo:rsid="00229d6e"/>
    </style:style>
    <style:style style:name="T11" style:family="text">
      <style:text-properties officeooo:rsid="002489e9"/>
    </style:style>
    <style:style style:name="T12" style:family="text">
      <style:text-properties style:text-underline-style="none" officeooo:rsid="00232142"/>
    </style:style>
    <style:style style:name="T13" style:family="text">
      <style:text-properties officeooo:rsid="00251349"/>
    </style:style>
    <style:style style:name="T14" style:family="text">
      <style:text-properties officeooo:rsid="0026b836"/>
    </style:style>
    <style:style style:name="T15" style:family="text">
      <style:text-properties officeooo:rsid="0028377e"/>
    </style:style>
    <style:style style:name="T16" style:family="text">
      <style:text-properties fo:font-size="12pt" fo:font-weight="normal"/>
    </style:style>
    <style:style style:name="T17" style:family="text">
      <style:text-properties fo:font-size="12pt" fo:font-weight="normal" officeooo:rsid="0029ecb8"/>
    </style:style>
    <style:style style:name="T18" style:family="text">
      <style:text-properties style:font-name="Liberation Serif" fo:font-size="12pt" fo:font-weight="normal"/>
    </style:style>
    <style:style style:name="T19" style:family="text">
      <style:text-properties style:font-name="Liberation Serif" fo:font-size="12pt" fo:font-weight="normal" officeooo:rsid="0028377e"/>
    </style:style>
    <style:style style:name="T20" style:family="text">
      <style:text-properties officeooo:rsid="0029ecb8"/>
    </style:style>
    <style:style style:name="T21" style:family="text">
      <style:text-properties officeooo:rsid="002ff43a"/>
    </style:style>
    <style:style style:name="T22" style:family="text">
      <style:text-properties fo:font-weight="bold" style:font-weight-asian="bold" style:font-weight-complex="bold"/>
    </style:style>
    <style:style style:name="T23" style:family="text">
      <style:text-properties officeooo:rsid="00318d69"/>
    </style:style>
    <style:style style:name="T2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apitulo 1 – Introducción</text:p>
      <text:h text:style-name="Heading_20_2" text:outline-level="2"><text:bookmark text:name="docs-internal-guid-9ca94db2-7fff-4750-e877-67a5aede8b37"/>Introducción al proyecto:</text:h>
      <text:p text:style-name="P1">Este es el proyecto final de la carrera de Analista en Computación de la UNRC que voy a desarrollar, el cual está basado en una aplicación para un taller de Gas Natural Comprimido (GNC) de la ciudad de Río Cuarto. </text:p>
      <text:p text:style-name="P2"><text:span text:style-name="T1">Este proyecto es de mucha importancia, en lo personal porque es mi trabajo final y en el cual voy a poder cerrar un ciclo, pero mas importante aún, es poder aplicar, en un sólo trabajo muchos de los conocimientos adquiridos durante la carrera y en especial en este ultimo año que pasó en un contexto muy especial </text:span><text:span text:style-name="T2">dado por</text:span><text:span text:style-name="T1"> la pandemia y por sobre todo mi retorno al estudio y </text:span><text:span text:style-name="T2">de esta manera </text:span><text:span text:style-name="T1">poder finalizar la carrera.</text:span></text:p>
      <text:p text:style-name="P2"/>
      <text:h text:style-name="Heading_20_2" text:outline-level="2">Motivación:</text:h>
      <text:p text:style-name="P19">Es muy importante destacar que la motivación de este proyecto esta basada en hacer una aplicación real para un cliente real, es decir, hacer una aplicación que satisfaga las necesidades de un cliente y pueda con ella mejorar el rendimiento de su negocio haciéndolo crecer gracias a dicha aplicación.</text:p>
      <text:p text:style-name="P3"/>
      <text:h text:style-name="Heading_20_2" text:outline-level="2"><text:span text:style-name="T3">O</text:span>bjetivo general:</text:h>
      <text:p text:style-name="P4"><text:span text:style-name="T4">Como objetivo general es poder brindar un sistema para mejorar el funcionamiento de un taller de GNC, pudiendo de esta manera, automatizar el desarrollo de las actividades de </text:span><text:span text:style-name="T5">dicho</text:span><text:span text:style-name="T4"> taller mediante la aplicación de</text:span><text:span text:style-name="T5">l</text:span><text:span text:style-name="T4"> sistema y que esto le genere al cliente un medio </text:span><text:span text:style-name="T5">para que de esta manera </text:span><text:span text:style-name="T4">agili</text:span><text:span text:style-name="T5">ce</text:span><text:span text:style-name="T4"> sus </text:span><text:span text:style-name="T5">trabajos.</text:span></text:p>
      <text:p text:style-name="P4"/>
      <text:h text:style-name="P18" text:outline-level="2"><text:span text:style-name="T3">O</text:span>bjetivo<text:span text:style-name="T6">s</text:span> <text:span text:style-name="T7">Específicos:</text:span></text:h>
      <text:p text:style-name="P4"><text:span text:style-name="T4">Como futuro Analista de Sistemas, lo primero que hago es analizar el problema y en base a eso proponer una solución. </text:span><text:span text:style-name="T8">La solución para este problema va a ser el resultado final de desarrollar una aplicación, la cual le va a permitir al usuario de la aplicación poder registrar sus clientes, los vehículos de los clientes, poder mantener un stock de los productos que posee, precio de dichos productos que le va a servir para la generación de presupuestos, los cuales los podrá imprimir para entregarle a sus clientes.</text:span></text:p>
      <text:p text:style-name="P5">Otra cosa importante va a ser poder registrar fallas, ya sean de vehículos o de productos relacionados a los equipos de GNC o regulación de los mismos con sus respectivas soluciones.</text:p>
      <text:p text:style-name="P5">Cabe destacar también podrá tener un registro de las Obleas de GNC, de las Pruebas Hidráulicas (PH) y de los Mantenimientos que se deben realizar a las vehículos que están cargados en el sistema. Permitiendo esto tener un control sobre los vencimientos de las Obleas, PH y de los respectivos Mantenimientos.</text:p>
      <text:p text:style-name="P6"><text:soft-page-break/>El cliente con el uso de esta aplicación podrá mantener un registro de todo lo mencionado anteriormente lo cual <text:span text:style-name="T9">le </text:span>permitirá poder <text:span text:style-name="T9">optimizar el funcionamiento de su taller de GNC.</text:span> </text:p>
      <text:p text:style-name="P3"/>
      <text:h text:style-name="Heading_20_2" text:outline-level="2"><text:bookmark text:name="docs-internal-guid-d4ef3576-7fff-5221-b29c-55c4c8f7f50c"/>Metodología de desarrollo utilizada:</text:h>
      <text:p text:style-name="P7"><text:span text:style-name="T10">La metodología utilizada para el desarrollo de este trabajo es la metodología de Scrum [1], es un </text:span>proceso en el que se aplican de manera regular un conjunto de buenas prácticas para trabajar colaborativamente, en equipo, y obtener el mejor resultado posible de un proyecto. Estas prácticas se apoyan unas a otras y su selección tiene origen en un estudio de la manera de trabajar de equipos altamente productivos.</text:p>
      <text:p text:style-name="P7">En Scrum se realizan entregas parciales y regulares del producto final, priorizadas por el beneficio que aportan al receptor del proyecto. Por ello, Scrum está especialmente indicado para proyectos en entornos complejos, donde se necesita obtener resultados pronto, donde los requisitos son cambiantes o poco definidos, donde la innovación, la competitividad, la flexibilidad y la productividad son fundamentales.</text:p>
      <text:p text:style-name="P7">Scrum también se utiliza para resolver situaciones en que no se está entregando al cliente lo que necesita, cuando las entregas se alargan demasiado, los costes se disparan o la calidad no es aceptable, cuando se necesita capacidad de reacción ante la competencia, cuando la moral de los equipos es baja y la rotación alta, cuando es necesario identificar y solucionar ineficiencias sistemáticamente o cuando se quiere trabajar utilizando un proceso especializado en el desarrollo de producto.</text:p>
      <text:p text:style-name="P24"/>
      <text:p text:style-name="P24">El proceso</text:p>
      <text:p text:style-name="P7">En Scrum un proyecto se ejecuta en ciclos temporales cortos y de duración fija (iteraciones que normalmente son de 2 semanas, aunque en algunos equipos son de 3 y hasta 4 semanas, límite máximo de feedback de producto real y reflexión). Cada iteración tiene que proporcionar un resultado completo, un incremento de producto final que sea susceptible de ser entregado con el mínimo esfuerzo al cliente cuando lo solicite.</text:p>
      <text:p text:style-name="P7">El proceso parte de la lista de objetivos/requisitos priorizada del producto, que actúa como plan del proyecto. En esta lista el cliente (Product Owner) prioriza los objetivos balanceando el valor que le aportan respecto a su coste (que el equipo estima considerando la Definición de Hecho) y quedan repartidos en iteraciones y entregas. <text:s/></text:p>
      <text:p text:style-name="P7">Las actividades que se llevan a cabo en Scrum son las siguientes (los tiempos indicados son para iteraciones de 2 semanas):</text:p>
      <text:p text:style-name="P24"/>
      <text:p text:style-name="P24">Planificación de la iteración</text:p>
      <text:p text:style-name="P25">El primer día de la iteración se realiza la reunión de planificación de la iteración. Tiene dos partes:</text:p>
      <text:p text:style-name="P25"><text:span text:style-name="T23">1- </text:span><text:span text:style-name="T24">Selección de requisitos</text:span> (2 horas). El cliente presenta al equipo la lista de requisitos priorizada del producto o proyecto. El equipo pregunta al cliente las dudas que surgen y selecciona los requisitos <text:soft-page-break/>más prioritarios que prevé que podrá completar en la iteración, de manera que puedan ser entregados si el cliente lo solicita.</text:p>
      <text:p text:style-name="P7"><text:span text:style-name="T23">2- </text:span><text:span text:style-name="T24">Planificación de la iteración</text:span> (2 horas). El equipo elabora la lista de tareas de la iteración necesarias para desarrollar los requisitos seleccionados. La estimación de esfuerzo se hace de manera conjunta y los miembros del equipo se auto asignan las tareas, se auto organizan para trabajar incluso en parejas (o grupos mayores) con el fin de compartir conocimiento (creando un equipo más resiliente) o para resolver juntos objetivos especialmente complejos.</text:p>
      <text:p text:style-name="P7"><text:span text:style-name="T22"/></text:p>
      <text:p text:style-name="P7"><text:span text:style-name="T22">Ejecución de la iteración</text:span></text:p>
      <text:p text:style-name="P7">Cada día el equipo realiza una reunión de sincronización (15 minutos), normalmente delante de un tablero físico o pizarra (Scrum Taskboard). El equipo inspecciona el trabajo que el resto está realizando (dependencias entre tareas, progreso hacia el objetivo de la iteración, obstáculos que pueden impedir este objetivo) para poder hacer las adaptaciones necesarias que permitan cumplir con la previsión de objetivos a mostrar al final de la iteración. En la reunión cada miembro del equipo responde a tres preguntas:</text:p>
      <text:list xml:id="list593447109" text:style-name="L2">
        <text:list-item>
          <text:p text:style-name="P26">¿Qué he hecho desde la última reunión de sincronización para ayudar al equipo a cumplir su objetivo?</text:p>
        </text:list-item>
        <text:list-item>
          <text:p text:style-name="P26">¿Qué voy a hacer a partir de este momento para ayudar al equipo a cumplir su objetivo?</text:p>
        </text:list-item>
        <text:list-item>
          <text:p text:style-name="P26">¿Qué impedimentos tengo o voy a tener que nos impidan conseguir nuestro objetivo?</text:p>
        </text:list-item>
      </text:list>
      <text:p text:style-name="P7">Durante la iteración el Scrum Master se encarga de que el equipo pueda mantener el foco para cumplir con sus objetivos.</text:p>
      <text:list xml:id="list2039229793" text:style-name="L3">
        <text:list-item>
          <text:p text:style-name="P27">Elimina los obstáculos que el equipo no puede resolver por sí mismo.</text:p>
        </text:list-item>
        <text:list-item>
          <text:p text:style-name="P27">Protege al equipo de interrupciones externas que puedan afectar el objetivo de la iteración o su productividad.</text:p>
        </text:list-item>
      </text:list>
      <text:p text:style-name="P7">Durante la iteración, el cliente junto con el equipo refinan la lista de requisitos (para prepararlos para las siguientes iteraciones) y, si es necesario, cambian o replanifican los objetivos del proyecto (10%-15% del tiempo de la iteración) con el objetivo de maximizar la utilidad de lo que se desarrolla y el retorno de inversión.</text:p>
      <text:p text:style-name="P7"/>
      <text:p text:style-name="P24">Inspección y adaptación</text:p>
      <text:p text:style-name="P7">El último día de la iteración se realiza la reunión de revisión de la iteración. Tiene dos partes:</text:p>
      <text:p text:style-name="P7"><text:span text:style-name="T23">1- </text:span><text:span text:style-name="T24">Revisión</text:span> (demostración) (1,5 horas). El equipo presenta al cliente los requisitos completados en la iteración, en forma de incremento de producto preparado para ser entregado con el mínimo esfuerzo. En función de los resultados mostrados y de los cambios que haya habido en el contexto del proyecto, el cliente puede realizar las adaptaciones necesarias de manera objetiva, ya desde la primera iteración, replanificando el proyecto.</text:p>
      <text:p text:style-name="P28"><text:span text:style-name="T23">2- </text:span><text:span text:style-name="T24">Retrospectiva</text:span> (1,5 horas). El equipo analiza cómo ha sido su manera de trabajar y cuáles son los problemas que podrían impedirle progresar adecuadamente, mejorando de manera continua su <text:soft-page-break/>productividad. El Scrum Master se encargará de eliminar o escalar los obstáculos identificados que estén más allá del ámbito de acción del equip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Existe una Guía con su definición para explicar Scrum de forma clara. Esta definición consiste en las responsabilidades de Scrum, los eventos, los artefactos y las reglas que los unen. En pocas palabras, Scrum requiere un Scrum Master para fomentar un ambiente donde:</text:p>
      <text:list xml:id="list1143076972" text:style-name="L1">
        <text:list-item>
          <text:p text:style-name="P21">Un Product Owner ordena el trabajo para un problema complejo en un Product Backlog.</text:p>
        </text:list-item>
        <text:list-item>
          <text:p text:style-name="P21">El Equipo Scrum convierte una selección del trabajo en un Incremento de valor durante un Sprint.</text:p>
        </text:list-item>
        <text:list-item>
          <text:p text:style-name="P21">El Equipo Scrum y sus partes interesadas inspeccionan los resultados y se ajustan para el siguiente Sprint.</text:p>
        </text:list-item>
      </text:list>
      <text:p text:style-name="P9"><text:span text:style-name="T13">El Scrum Master es responsable de promover y ayuda</text:span><text:span text:style-name="T14">r </text:span><text:span text:style-name="T13">a todos los miembros del equipo </text:span><text:span text:style-name="T14">de desarrollo </text:span><text:span text:style-name="T13">a entender la teoría, las prácticas, las reglas y los valores de Scrum. </text:span></text:p>
      <text:p text:style-name="P9"><text:span text:style-name="T13">El </text:span><text:span text:style-name="T11">Product Owner es responsable de maximizar el valor del producto resultante del trabajo del </text:span><text:span text:style-name="T14">e</text:span><text:span text:style-name="T11">quipo de </text:span><text:span text:style-name="T14">d</text:span><text:span text:style-name="T11">esarrollo. La forma en que se hace esto puede variar ampliamente entre las organizaciones, los </text:span><text:span text:style-name="T14">e</text:span><text:span text:style-name="T11">quipos, y los individuos.</text:span></text:p>
      <text:p text:style-name="P22"><text:soft-page-break/>El Product Backlog es una lista ordenada de todo lo necesario para crear un producto. La única fuente de requisitos para el producto consiste en elementos del Product Backlog, donde cada uno de los cuales contiene un atributo de tamaño, orden y descripción.</text:p>
      <text:p text:style-name="P12"><text:span text:style-name="T20">En esta metodología se realizan reuniones diarias (daily meetings) donde se</text:span> inspecciona <text:span text:style-name="T20">el</text:span> progreso y <text:span text:style-name="T20">se </text:span>adapta <text:span text:style-name="T20">algún</text:span> plan -si es necesario- para el día.</text:p>
      <text:p text:style-name="P12"><text:span text:style-name="T20">También existe </text:span>la <text:span text:style-name="T20">r</text:span>evisión del <text:span text:style-name="T21">s</text:span>print, <text:span text:style-name="T20">donde se </text:span>inspeccion<text:span text:style-name="T20">a</text:span> lo que se ha completado y <text:span text:style-name="T20">se</text:span> discut<text:span text:style-name="T20">e</text:span> con <text:span text:style-name="T20">los</text:span> interesados lo que hará que el producto sea aún más valioso a continuación, con el fin de abordarlo en el siguiente <text:span text:style-name="T21">s</text:span>print si es necesario.</text:p>
      <text:p text:style-name="P10">Por último, en la retrospectiva del sprint, el equipo Scrum discute lo que ya está funcionando bien en el propio enfoque y lo que se puede mejorar.</text:p>
      <text:p text:style-name="P10">Los eventos de Scrum representan, por tanto, todo lo que se necesita para cumplir con éxito. <text:s/></text:p>
      <text:p text:style-name="P11"><text:span text:style-name="T15">La utilización de esta metodología en este proyecto es porque </text:span><text:span text:style-name="T18">permite ir analizando durante el proceso qué es lo que funciona, qué no, cuáles son las trabas, donde fluye y hacia donde se puede llegar. </text:span><text:span text:style-name="T19">Ademas en cada retrospectiva que se hace al terminar cada Sprint</text:span><text:span text:style-name="T18"> se obtiene una información nueva sobre la realidad, una perspectiva diferente a la que ya se tenía. Y esto es importante para agilizar los procesos, las tareas, el desarrollo de lo que cada uno necesite.</text:span></text:p>
      <text:p text:style-name="P15"><text:span text:style-name="T16">Sin embargo, no se trata s</text:span><text:span text:style-name="T17">ó</text:span><text:span text:style-name="T16">lo de agilizar sino de cambiar el rumbo si es necesario, sumar <text:s/>nuevos elementos, nutrirse y mejorar el trabajo.</text:span></text:p>
      <text:p text:style-name="P16"/>
      <text:h text:style-name="Heading_20_2" text:outline-level="2"><text:bookmark text:name="docs-internal-guid-564aabbf-7fff-61cb-ff35-6c79fa49edde"/>Planificación del proyecto:</text:h>
      <text:p text:style-name="Text_20_body"/>
      <text:p text:style-name="P13">Acá tengo que hacer un diagrama de Gantt bien general</text:p>
      <text:p text:style-name="P13">Supongo que el proyecto me va a llevar 6 meses</text:p>
      <text:p text:style-name="P14"><text:span text:style-name="T21">primeros 2 </text:span><text:s/><text:span text:style-name="T21">meses captura de requerimientos</text:span></text:p>
      <text:p text:style-name="P13">del 2do mes al 3er mes captura de requerimientos </text:p>
      <text:p text:style-name="P13">de parte del 2do mes al 5to mes implementación</text:p>
      <text:p text:style-name="P13">del 5to mes al 6to mes Prueba</text:p>
      <text:p text:style-name="Text_20_body"/>
      <text:p text:style-name="Text_20_body"/>
      <text:p text:style-name="P16"/>
      <text:p text:style-name="P1"/>
      <text:p text:style-name="P1"/>
      <text:h text:style-name="Heading_20_2" text:outline-level="2">Referencias:</text:h>
      <text:p text:style-name="P29">[1] <text:a xlink:type="simple" xlink:href="https://www.scrum.org/" text:style-name="Internet_20_link" text:visited-style-name="Visited_20_Internet_20_Link">https://www.scrum.org/</text:a> <text:s text:c="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21:20:35.758347405</meta:creation-date>
    <meta:generator>LibreOffice/6.4.7.2$Linux_X86_64 LibreOffice_project/40$Build-2</meta:generator>
    <dc:date>2022-04-22T13:47:59.993795070</dc:date>
    <meta:editing-duration>PT2H10M21S</meta:editing-duration>
    <meta:editing-cycles>33</meta:editing-cycles>
    <meta:document-statistic meta:table-count="0" meta:image-count="0" meta:object-count="0" meta:page-count="5" meta:paragraph-count="60" meta:word-count="1784" meta:character-count="10845" meta:non-whitespace-character-count="9090"/>
  </office:meta>
</office:document-meta>
</file>